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799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861in"/>
    </style:style>
    <style:style style:name="co9" style:family="table-column">
      <style:table-column-properties fo:break-before="auto" style:column-width="2.0972in"/>
    </style:style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298in"/>
    </style:style>
    <style:style style:name="co12" style:family="table-column">
      <style:table-column-properties fo:break-before="auto" style:column-width="1.2528in"/>
    </style:style>
    <style:style style:name="co13" style:family="table-column">
      <style:table-column-properties fo:break-before="auto" style:column-width="0.972in"/>
    </style:style>
    <style:style style:name="co14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stSOC.py Name</text:p>
          </table:table-cell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no mon hy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35" calcext:value-type="float">
            <text:p>4.35</text:p>
          </table:table-cell>
          <table:table-cell table:number-columns-repeated="2"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5" calcext:value-type="float">
            <text:p>9.25</text:p>
          </table:table-cell>
          <table:table-cell table:number-columns-repeated="2"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table:number-columns-repeated="2"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316.6" calcext:value-type="float">
            <text:p>316.6</text:p>
          </table:table-cell>
          <table:table-cell table:number-columns-repeated="2"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Dy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volt diff</text:p>
          </table:table-cell>
          <table:table-cell office:value-type="string" calcext:value-type="string">
            <text:p>&lt;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Dw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hi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ult Logic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number-columns-repeated="2" table:default-cell-style-name="ce4"/>
        <table:table-column table:style-name="co5" table:default-cell-style-name="Default"/>
        <table:table-column table:style-name="co5" table:number-columns-repeated="2" table:default-cell-style-name="ce4"/>
        <table:table-column table:style-name="co5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7T12:32:23.538000000</dc:date>
    <meta:editing-duration>PT15H56M30S</meta:editing-duration>
    <meta:editing-cycles>13</meta:editing-cycles>
    <meta:generator>LibreOffice/7.5.1.2$Windows_X86_64 LibreOffice_project/fcbaee479e84c6cd81291587d2ee68cba099e129</meta:generator>
    <dc:creator>Dave Gutz</dc:creator>
    <meta:document-statistic meta:table-count="2" meta:cell-count="330" meta:object-count="0"/>
  </office:meta>
</office:document-meta>
</file>